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language="en" fo:country="US" style:font-size-asian="14pt" style:font-size-complex="14pt"/>
    </style:style>
    <style:style style:name="P7" style:family="paragraph" style:parent-style-name="Standard">
      <style:paragraph-properties fo:margin-left="0cm" fo:margin-right="0cm" fo:text-align="center" style:justify-single-word="false" fo:text-indent="1.199cm" style:auto-text-indent="false"/>
      <style:text-properties fo:font-size="14pt" fo:language="en" fo:country="US" style:font-size-asian="14pt" style:font-size-complex="14pt"/>
    </style:style>
    <style:style style:name="P8"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9" style:family="paragraph" style:parent-style-name="Standard">
      <style:paragraph-properties fo:margin-left="0cm" fo:margin-right="0cm" fo:text-align="center"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10"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11"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en" fo:country="US" style:font-name-asian="Times New Roman CYR" style:font-size-asian="14pt" style:font-name-complex="Times New Roman CYR" style:font-size-complex="14pt"/>
    </style:style>
    <style:style style:name="P1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13"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style:style style:name="T2" style:family="text">
      <style:text-properties style:font-name="Times New Roman CYR" style:font-name-asian="Times New Roman CYR" style:font-name-complex="Times New Roman CY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ЗОНА МОЛЧАНИЯ</text:p>
      <text:p text:style-name="P3"/>
      <text:p text:style-name="P3">1</text:p>
      <text:p text:style-name="P2"/>
      <text:p text:style-name="P5">Ночью в городе было почти не видно звезд. </text:p>
      <text:p text:style-name="P5">Небо, бледно подсвеченное синим у горизонта - неустанное городское освещение, бессмысленное, ведь в этот час, согласно закону, никого не должно быть - постепенно темнело в вышине, поднимаясь над домами, которые казались бесформенными развалинами в разреженном ночном воздухе, возвращая себе свой естественный глубокий цвет, но не звезды, которые пыталось заменить электричество.</text:p>
      <text:p text:style-name="P5">Под этим открытым небом, в котором отражалась пустота, ваккум вселенной, но только не свет, рассеянный в атмосфере, все казалось нереальным и бесплотным, теряло естественные очертания, сливалось с темнотой, и даже вездесущий свет ночных фонарей становился чем-то вроде навязчивых галлюцинации, объяснимых и изученных, как миражи в пустыне.</text:p>
      <text:p text:style-name="P5">Изредка в вышине можно было заметить одну или две тусклые песчинки, хотя все равно, уверившись в то, что свет от города мешает настоящим созвездиям проснуться, казалось, что это вовсе не звезды, а спутники связи, по яркости свечения которых можно определить высоту орбиты, совершающие свой круговой полет над планетой.</text:p>
      <text:p text:style-name="P5"><text:span text:style-name="T1">Говорили, что с</text:span>путники часто выход<text:span text:style-name="T1">ят</text:span> из строя.</text:p>
      <text:p text:style-name="P2">А еще Нив слышал, что самую большую орбитальную станцию - ту, которая неустанно вела наблюдение за поясом ветров - можно по ночам увидеть даже в городе, однако никак не мог найти ее на ночном небе, пока об этом не рассказали по радио.</text:p>
      <text:p text:style-name="P2">Как-то, решившись наконец уйти со своей работы, но так и не определившись, куда же он хочет перевестись, который уже день подряд мучаясь от изматывающей бессоницы, Нив нашел радио-волну, - одну из тех, что появляются и исчезают каждую неделю, - по которой шла какая-то научно-популярную передача с медитативным музыкальным сопровождением - видимо, специально для тех, кто, как и Нив, не мог совладать со сном.</text:p>
      <text:p text:style-name="P2">Ведущий неторопливо рассказывал об исследованиях прошлого, покорении космической пустоты, о тьме концентрических орбит и происхождении их названий, о спутниках, которые когда-то совершали круговой полет над Дёзой, прежде чем упасть в мертвые пески, о первых пилотах и чудовищных перегрузках, которые им приходится испытывать, когда корабль вырывался из гравитационного колодца планеты.</text:p>
      <text:p text:style-name="P2">Передача, как показалось Ниву, длилась несколько часов - он <text:soft-page-break/>выключил радио, когда уже начинало светать. Он даже не помнил потом, как добрался за постели и заснул - нет, провалился в сон, - хотя до рассвета оставалось всего лишь несколько часов.</text:p>
      <text:p text:style-name="P2">Ему приснилось, что он находится в тесной капсуле космического корабля, воздух вокруг словно наэлектризован, мерцают приборы, из-за спины доносится ровный постоянно нарастающий гул, потрескивает где-то у потолка динамик громкой связи. Нив попытался встать из кресла, но тут увидел, что на нем противоперегрузочный костюм с заполненными водой резиновыми камерами, и он привязан тугими ремнями к неудобному высокому креслу. </text:p>
      <text:p text:style-name="P2">Неожиданно все вокруг затряслось, хрип из громкоговорителя сорвался на истошный крик, а затем утонул в разрывающем барабанные перепонки реве - корабль начал взлетать.</text:p>
      <text:p text:style-name="P2">Это было подобно смерти, замедленной агонии, когда чувствуешь как медленно умирает твое тело. Сведенные судорогой мышцы, у которых живую ткань заменяет эластичная резина, а вместо крови - теплая вода, сжимали грудь и спину так сильно, что, казалось, сейчас не выдержат кости. Все тело Нива изнывало от боли, а во рту чувствовался металлический привкус крови. Вздохнуть было почти невозможно, смертельная тяжесть подбиралась до самого горла, и все вокруг начинала застилать темнота - как небо, лишенное звезд. </text:p>
      <text:p text:style-name="P2">Почему-то в этот момент он подумал, что именно так должен чувствовать себя человек, умирающий от удушья - зрение становится ненужным из-за отсутствия света, медленно умирают все органы, тебя словно вытолкнули в пустоту, в бесконечное пронизывающее одиночество вселенной, где жизнь длится мгновения. </text:p>
      <text:p text:style-name="P2">Когда тело Нива уже отказывалось сопротивляться боли, когда боль уже поглотила его целиком, и даже мертвая хватка резиновых мышц не в силах была противостоять обезумевшей силе притяжения, внезапно стало легче, напряженные мышцы костюма ослабели, Нив даже смог вздохнуть и, приподнявшись, все еще не веря в то, что снова обрел зрение, увидел в иллюминатор удивительную звездную ночь.</text:p>
      <text:p text:style-name="P2">И проснулся.</text:p>
      <text:p text:style-name="P2">Он написал заявление в тот же день и следующую ночь вновь мучался от бессоницы.</text:p>
      <text:p text:style-name="P2">Его собственный поступок <text:s/>казался ему то желанным избавлением от опостылевшей каждодневной рутины, то, напротив, непростительной глупостью - он даже представлял, как будет оправдываться за свое заявление, когда вместо собеседования на новую должность его вызовут на строгий допрос.</text:p>
      <text:p text:style-name="P2">Наконец, устав лежать без сна, он встал и включил радио, однако <text:soft-page-break/>передач об исследовании космоса уже не было. Приемник лишь приглушенно шипел.</text:p>
      <text:p text:style-name="P2">Нив подошел к окну.</text:p>
      <text:p text:style-name="P2">Уже близился рассвет, улица внизу таяла в голубоватой дымке из-за мягкого ночного освещения, однако вдалеке над домами в небо поднималось странное багровое зарево, и в вышине как обычно не было видно ни единой звезды. </text:p>
      <text:p text:style-name="P2">Нив улыбнулся, подумав, что где-нибудь там, на одной из девяти орбит, названных в честь давно умерших людей, где царит вечная тишина, и даже связь работает с задержками - необъяснимыми с точки зрения физики, - из-за которых ты словно физически начинаешь ощущать, как далеко находится человек, с которым ты говоришь, где-нибудь там, на орбитальной станции, в тесной рубке с узким окном в космическую пустоту, кто-нибудь наверняка наблюдает сейчас ночной сумрак над планетой, от черного сливающегося с пустотой южного полушария до моря Анила, где ночь по сравнению с крайним югом всегда спешит на несколько часов, и видно, как уже начинает заниматься рассвет.</text:p>
      <text:p text:style-name="P2">Нив вдруг подумал, что, глядя из рубки на затмение планеты, когда перед глазами лишь условная карта рельефа, облачная мгла да бесконечные пустынные берега, окружающие моря без воды, а все человеческое присутствие превращается лишь в едва заметные огоньки света, отблески города, чуть заметные в густой темноте, наверняка даже сложно представить себе обычные городские улицы, дома в абитинском стиле, синее мерцание газовых фонарей, словно все это существует лишь в воображении, а в действительности на Дёзе лишь мертвая пустыня и безграничная темнота.</text:p>
      <text:p text:style-name="P2">Нив вновь попытался настроить радио, но ни одна из станций на удивление не работала - даже те, что обычно крутили музыку всю ночь - одни и те же мелодии, повторявшиеся каждый час.</text:p>
      <text:p text:style-name="P5"><text:span text:style-name="T1">Наступил</text:span><text:span text:style-name="T3"> час тишины.</text:span></text:p>
      <text:p text:style-name="P2"/>
      <text:p text:style-name="P7">2</text:p>
      <text:p text:style-name="P6"/>
      <text:p text:style-name="P2">Нив работал в самом центре города, там, где, казалось, пересекались все городские магистрали, и постоянное движение, толкучка на улицах, рев пролетающих кораблей, поезда, включавшие головной свет задолго до сумерек, продолжалось до тех пор, пока не садилось солнце, и на всех транспортных линиях не отрубали ток.</text:p>
      <text:p text:style-name="P2">К западу тянулись массивные скоростные эстакады, поднимавшиеся одна над другой, расходясь по всевозможным направлениям - северо-запад, юг, восток. Глядя на эти страшные воздушные развилки, терявшиеся в <text:soft-page-break/>дымке смога, когда даже дорожный камень под ногами начинал дрожать из-за очередного пролетающего поезда, могла закружиться голова. Восход солнца заслонялись высокие муниципальные строения, выкрашенные в монотонные геральдические цвета, и солнечные лучи начинали пробиваться над остороконечными крышами лишь ближе к полудню.</text:p>
      <text:p text:style-name="P2">В центре всегда было душно, даже если по радио пугали прогнозами дождя, и вся одежда Нива пропитывалась потом, пока он ехал в раскаленном поезде на высоте в несколько этажей, а затем пробивался через очумелую толпу на улице. Небо в будние дни нередко становилось черным от копоти пролетающих кораблей - на окраинах порывистый пустынный ветер обычно разгонял смог, но в центре почти никогда не бывало ветренно, и вся эта едкая гарь скапливалась в воздухе, из-за чего даже здоровым людям становилось трудно дышать.</text:p>
      <text:p text:style-name="P2">Нив работал в этой части города уже много лет. <text:s/>Его назначили в центральную гармию бюро связи сразу после того, как он закончил училище - в то время, когда назначения раздавались подобно выигрышам в лотерею, он радовался тому, что ему не придется уезжать в какое-нибудь захолустье, как некоторым из его товарищей, что в городе, в центральной гармии, он быстрее добьется повышения, получит ответственную должность, интересную работу, хотя сам тогда смутно представлял чем в действительности хотел бы заниматься.</text:p>
      <text:p text:style-name="P2">Однако за все это время ничего так и не поменялось в его жизни, не было ни повышения, ни даже просто каких-нибудь новых задач.</text:p>
      <text:p text:style-name="P2">Нив занимался расшифровкой передач, приходивших из-за анильского моря, искаженных из-за сбоев в радио-сети так, что их не могли разобрать на приемных станциях и, когда потерянные в шуме помех сообщения и так уже теряли всякое значение, отправляли к ним в бюро, на обработку.</text:p>
      <text:p text:style-name="P2">Его задачей было восстановить то, что еще хоть как-то поддавалось расшифровке, разобраться в причинах искажения сигналов, а затем отправить результаты другому инженеру и приниматься за новое послание - шум, отдаленно напоминающий завывания ветра, чередующийся со странными бессмысленными фразами, произнесенными нечеловеческим языком.</text:p>
      <text:p text:style-name="P2">Это могли быть обычные дежурные передачи, ежедневные сводки, зачитанные тусклым уставшим голосом, который как призрачное эхо распадался на отдельные сигмы в треске помех, или же сигнал бедствия с корабля, упавшего в пески.</text:p>
      <text:p text:style-name="P2">В центре города, самой отдаленной от пустыни точке, все равно порою возникало чувство - особенно если солнце после полудня начинало припекать, - что стоит только выглянуть в окно, и вместо слепой траншеи <text:soft-page-break/>задыхающейся от гари улицы глазу откроются бесконечные пески.</text:p>
      <text:p text:style-name="P2">Жар пустыни, точно сохранившийся на магнитной пленке, в записи причудливых шумов, необъяснимо передавался и самому Ниву. Частенько посреди рабочего дня он поднимался из-за стола и, встав напротив стены, подставлял лицо под холодные струи воздуха, которые выдыхал широкий настенный очиститель, работавший не переставая весь день. </text:p>
      <text:p text:style-name="P2">Это помогало ему думать. Или, напротив, забыться на несколько секунд, отвлечься от мучительных попыток услышать в своих записях что-либо, кроме бессвязных шумов. Чтобы потом вновь вернуться за свой стол и одеть тяжелые наушники, в которых продолжала звучать очередная неразборчивая запись.</text:p>
      <text:p text:style-name="P2">После целого дня, проведенного в наушниках, Ниву иногда казалось, что из пустыни и не приходит других передач. Смысл, заключенный в посланиях из мертвых песков, всегда необратимо теряется, слова как будто начинают распадаться на ритмичные механические звуки - открытые протяжные гласные, менящие свою тональность от удивления до крика, твердые бесцветные согласные, - в которых смысла не больше, чем в отрывистых звуках, издаваемах вычислительной машиной.</text:p>
      <text:p text:style-name="P2">Почти десять лет прошло со дня окончания училища, прежде чем он решился наконец подать свое первое прошение о переводе.</text:p>
      <text:p text:style-name="P2">Нив тогда еще не знал точно, чем он хотел бы заниматься, однако он так устал от бессмысленных помех на пленке, что готов был согласиться на любое назначение - лишь то, что он будет просто работать в другой гармии, в другом районе города, в другой комнате уже представлялось ему достаточной причиной для, чтобы написать заявление.</text:p>
      <text:p text:style-name="P2">Однако, согласно правилам, требовалось все же указать, в какое отделение он хотел бы перевестись. </text:p>
      <text:p text:style-name="P2">Нив думал об этом несколько дней, интересовался у своих товарищей - не прямо, ему почему-то не хотелось так сразу признаваться в том, что он решил уйти, точно они могли бы ненароком сглазить всю его затею, - но осторожно, притворяясь, что интересуется, куда перевелся их недавний коллега или откуда к ним назначили очередного новичка.</text:p>
      <text:p text:style-name="P2">Идея пришла к нему совершенно случайно, когда он слушал вечернюю передачу по радио - передавали что-то научно-популярное, с приятным музыкальным сопровождением, где рассказывалось об орбитах и происхождении их названий, о спутниках и первых пилотах, а также о <text:s/>чудовищных перегрузках, которые им приходилось испытывать, когда их корабли вырывались из притяжения планеты.</text:p>
      <text:p text:style-name="P2"/>
      <text:p text:style-name="P3">3</text:p>
      <text:p text:style-name="P2"/>
      <text:p text:style-name="P2"><text:soft-page-break/>Существовала официальная процедура подачи прошений о переводе. Сначала нужно было написать заявление, на стандартном бланке, затем, через какое-то время, обычно через неделю или две, назначалось <text:span text:style-name="T2">формальное собеседование, которое всегда проходило в отдельной гармии, на северо-западной окраине города, где в ясный день, вдалеке, за высокими каменными строениями, виднелась сверкающая на солнце песчаная коса.</text:span></text:p>
      <text:p text:style-name="P8">Независимо от результатов - даже если удавалось получить долгожданное направление, - заявления о переводе можно было подавать два раза в год. Некоторые из коллег Нива даже умудрялись сменить работу, не проработав и нескольких месяцев, однако Нив неизменно получал вежливый отказ, в котором ему советовали подать новое заявление через полгода.</text:p>
      <text:p text:style-name="P8">Нив даже специально отметил для себя дни, когда ездил в центральное управление - обязательно четные, как если бы это имело хоть малейший смысл. Один день в самом начале года, когда даже в пустыне иногда шли дожди, и один день в середине, в период наиболее мучительной засухи и жары.</text:p>
      <text:p text:style-name="P8">Нив обязательно брал на работе отгул, хотя на собеседование не требовалось так много времени, и он мог бы просто прийти с заранее оговоренным опозданием.</text:p>
      <text:p text:style-name="P8">Эта традиция не менялась годами. </text:p>
      <text:p text:style-name="P8">Нив просыпался совсем рано, еще до рассвета, хотя для этого не было никаких причин, промывал лицо водой, брился и, облачившись в тщательно выглаженный праздничный костюм, даже если такая одежда была совсем не по погоде, надев новые лаковые ботинки, которые не носил в обычные дни, выходил из дома, когда только начинали ходить поезда.</text:p>
      <text:p text:style-name="P8">Со стороны могло показаться, что он едет отмечать какой-нибудь единоличный праздник - день рождения, известный только ему юбилей или же спешит на внеурочное свидание в самом начале монотонного буднего дня.</text:p>
      <text:p text:style-name="P8">Эти поездки особенно сильно запоминались Ниву, как если бы сами путешествия в пустом поезде в сонную сумрачную рань имели даже большее значение, чем собеседования со скучающим клерком о причинах, по которым Нив так хочет перевестись. В вагонах никто не говорил, все мыста были свободны, лишь надсадно поскрипывали громкоговорители, играющие электрическую музыку, да гудел создаваемый их движением ветер за окном. Обычное везение, стечение обстоятельств или же долгожданное признание его заслуг, его опыта, его профессионализма - Нива устраивали любые причины, - и он будет вспомнить об этой поездке как о едва видимой зыбкой границей во времени между его старой жизнью и новой.</text:p>
      <text:p text:style-name="P8"><text:soft-page-break/>Быть может, именно поэтому Нив всегда отправлялся ранним утром, когда еще чувствовался успокаивающий холод ночи, небо в вышине было темно-серым, как и ночью, без звезд, с прозрачной палевой дымкой над крышами домов, и казалось, что в городе начинается не опаздывающий за механическими часами рассвет, а мягкие вечерние сумерки, и последний поезд медленно увозит на окраину города, где сильный ненастный ветер приносит с анильского моря песчаную пыль.</text:p>
      <text:p text:style-name="P8">Нив приезжал всегда слишком рано, и ему приходилось несколько часов сидеть в зале ожидания на втором этаже, где было душно и светло, и пахло пылью, точно разом перестали работать все очистители. Он сидел перед закрытой дверью, терпеливо ожидая, когда его вызовет секретарь.</text:p>
      <text:p text:style-name="P8">Уже ближе к началу приема появлялись и другие люди. Некоторые пытались заговорить, рассказывали о своих желанных переводах, но Нив всегда неохотно делился своими планами, точно боялся, что это плохая примета - говорить о том, что еще не произошло.</text:p>
      <text:p text:style-name="P8">Собеседование всегда проводили разные люди, ни разу Нив не попал к одному и тому же интервьеру, однако список основных вопросов никогда не менялся. Беседа о переводе обязательно записывалась на пленку. На столе интервьера стоял массивный магнитограф - старая, ненадежная модель, что всегда удивляло Нива - и микрофон, диафрагма которого была слепо повернута к потолку.</text:p>
      <text:p text:style-name="P8">Нив часто думал, что, быть может, он отвечает как-то неправильно, что те, кто умудряется добиваться нужно перевода за первое же собеседование просто умеют подбирать более уместные, ожидаемые ответы, что им известно обо всех этих бюрократических формальностях что-то такое, что никто так и не удосужился объяснить ему.</text:p>
      <text:p text:style-name="P8">Человек, проводивший собеседование - чаще всего это были мужчины, но один раз Ниву попалась женщина, старше него, с сединой в волосах, - всегда сидел спиной к солнечному окну так, что Нив едва мог разглядеть его лицо. </text:p>
      <text:p text:style-name="P8">Нив останавливался в дверях и здоровался, неловко улыбаясь. Его новые башмаки поскрипывали при каждом шаге, скрипело кресло напротив стола с магнитографом, в которое Нив устраивался после настойчивого предложения сесть, поскрипывал лентопротяжный механизм у работающего магнитографа.</text:p>
      <text:p text:style-name="P8">У кресла не было подлокотников, и Нив не знал, что ему делать с руками. Он пробовал сцепить их на груди, положить на колени, даже засунуть в карманы брюк.</text:p>
      <text:p text:style-name="P8">- А что входит в ваши текущие обязанности? - был как правило первый вопрос, хотя обязанности Нива и так подробно перечислялись в его личном деле.</text:p>
      <text:p text:style-name="P8"><text:soft-page-break/>Нив думал, что ему следует рассказывать о своей должности с большим воодушевлением - ведь в противном случае могут подумать, что он попросту потерял интерес к работе и уж точно никуда не переведут, а тем более, на такую ответственную позицию, на которую, помимо него, наверняка есть десятки, если не сотни претендентов. Однако потом он начинал сомневаться в этой тактике. Зачем переводить кого-то, кто и так всем доволен. Важнее всего было показать, что он мог бы принести больше пользы, что его способности могли бы использоваться более эффективно на новом месте.</text:p>
      <text:p text:style-name="P8">- Скажите, а какая... </text:p>
      <text:p text:style-name="P8">Ниву больше всего запомнилась та самая седая женщина, которая собеседовала его однажды, ее волосы, неосторожно выбившиеся из пучка, одежда, неопределенного цвета, полные и какие-то бесплотные руки - так по крайней мере ему запомнилось, возможно, потому что в комнате из-за слепящего солнца было и светло, и сумрачно одновременно.</text:p>
      <text:p text:style-name="P8">- Скажите, а какая была сложная задача на вашей текущей работе, которую вам приходилось решать?</text:p>
      <text:p text:style-name="P8">Во время самого первого собеседования Нив и правда попытался описать какой-то невнятный случай, который в действительности едва помнил и выбрал лишь потому, что его легко было красноречиво приукрасить, чтобы впечатлить интервьера своей решительностью и выдающимися способностями. Но потом Нив просто стал говорить, что ему, увы, не попадается сложных задач, что вся работа предсказуема и однообразна, что он способен на большее, и ему нужен только шанс это доказать.</text:p>
      <text:p text:style-name="P8">- А вы хотите перевестись... - произнесла седая женщина, опуская голову, переворачивая страницы в папке на столе. С лица ее медленно спадала тень, тихо шипел записывающий тишину магнитограф.</text:p>
      <text:p text:style-name="P8">Несколько секунд она молчала, удивленно нахмурив брови.</text:p>
      <text:p text:style-name="P8">- Скажите, - сказала наконец женщина. - А что все-таки привлекает вас именно в этой... области? Это будет все-таки довольно... необычный перевод.</text:p>
      <text:p text:style-name="P8">Нив вздохнул и взволнованно сцепил пальцы.</text:p>
      <text:p text:style-name="P8">- Ну, я всю жизнь занимаюсь системами связи, - сказал он. - Не просто системами связи. Ну, вы понимаете. Радио-картография, системы релейной передачи сигналов через пески. Мне кажется, - добавил он, вновь вздыхая, - работать там, это просто быть на... передовой исследований.</text:p>
      <text:p text:style-name="P8">- Интересно, - улыбнулась женщина. - Но вы же понимаете, что это совсем другая работа, чем та, которая у вас сейчас. Это даже и не исследования. Фактически вы просто занимаетесь... - женщина сделала неопределенный жест рукой, - проверкой приборов... Данный проект <text:soft-page-break/>вообще стартовал совсем недавно, раньше проводились просто профилактические полеты. А после возвращения вы в течение года будете анализировать собранные данные. И если вам ваша текущая работа кажется однообразной, то... Хотя, конечно, обстановка там.</text:p>
      <text:p text:style-name="P8">- Да, я знаю, - сказал Нив. - Просто мне кажется, что так я буду куда более полезен. И что подлинного прогресса в нашей области... </text:p>
      <text:p text:style-name="P8">Он запнулся, подумав, как глупо и пафосно звучат его слова.</text:p>
      <text:p text:style-name="P8">- Да, да, понятно, - сказала седая женщина. - А вы проходили обследование? Я тут что-то не вижу...</text:p>
      <text:p text:style-name="P8">Он быстро переворачивала страницы в досье Нива.</text:p>
      <text:p text:style-name="P8">- Проходил. Там должно быть... - сказал Нив. - Я проходил необязательное медицинское обследование совсем недавно, как перед тем, как подать заявление.</text:p>
      <text:p text:style-name="P8">- Да, вижу, - сказала женщина и стала разглядывать отпечатанную на тонкой полупрозрачной бумаге справку.</text:p>
      <text:p text:style-name="P8">Нив ждал, чувствуя нарастающее волнение, как будто именно этой женщине, а не врачам предстояло решать, годен ли он по состоянию здоровья.</text:p>
      <text:p text:style-name="P8">Женщина закрыла папку с личным делом Нива и откинулась на спинку кресла.</text:p>
      <text:p text:style-name="P8">- А какие у вас вообще планы на ближайшие годы? - спросила она. - Вы как... хотели бы длительное время учавствовать в программе или только один полет?</text:p>
      <text:p text:style-name="P8">- Я в действительности не стремлюсь к каким-то постоянным переменам, - сказал Нив. - Меня по-прежнему интересует то же, что и десять лет назад. Мне просто хотелось бы ощущать, что моя работа действительно полезна. И интересна мне самому. Могу пообещать, - добавил он, улыбаясь, - что если меня переведут, я не буду больше писать заявлений о переводе.</text:p>
      <text:p text:style-name="P8">- А вы ведь не первый раз подаете заявку? - спросила женщина.</text:p>
      <text:p text:style-name="P8">- Да, - сказал Нив. - Это уже мое четвертое заявление. Вот такой я, получается, упорный.</text:p>
      <text:p text:style-name="P8">- Хорошо. - Женщина встала. - Как вы понимаете, списки всегда составляются заранее, и здесь существует довольно много... зависимостей. Но, по моему впечатлению, вы вполне подходите на эту должность. Спасибо вам за ваше время.</text:p>
      <text:p text:style-name="P8">- Спасибо вам, - сказал Нив.</text:p>
      <text:p text:style-name="P8">Выходя из кабинета, он думал, что эта женщина знает о космической программе значительно меньше, чем он сам, тем не менее старается делать вид, словно бы она во всем прекрасно разбирается и относится к числу тех особо приближенных, кому предстоить решать, включить ли Нива в <text:soft-page-break/>экипаж. При этом все ее обязанности сводятся к тому, что переслать его личной дело и пленку с записью разговора.</text:p>
      <text:p text:style-name="P8">Вполне подходите, вспоминал Нив ее слова по дороге к станции надземки. Четвертое заявление.</text:p>
      <text:p text:style-name="P8">Вернувшись домой, стряхивая пыль со своего костюма, который точно пропитался пустынными ветром, как будто он провел все утро в песках, а не в душном правительственном учреждении, Нив был уже почти уверен в том, что и в этот раз ему ответят отказом, что он снова не смог подобрать на собеседовании нужных слов, не был так убедителен как другие, что вообще вся его затея с переводом лишена смысла.</text:p>
      <text:p text:style-name="P8"/>
      <text:p text:style-name="P9">4</text:p>
      <text:p text:style-name="P8"/>
      <text:p text:style-name="P8">Так прошло еще несколько лет - так быстро и незаметно, что многие воспоминания, которые должны были бы радовать, вызывали напротив чувство странного гнетущего сожаления.</text:p>
      <text:p text:style-name="P8">Многое изменилось в жизни Нива. Работа, каждодневные поездки в душный центр и бессвязный шум помех на пленке, уже совсем не беспокоила Нива, стала привычной, и порою он даже чувствовал, что в действительности уже не хочет ничего менять.</text:p>
      <text:p text:style-name="P8">К тому же Ана как-то необъяснимо боялась кораблей и космической пустоты.</text:p>
      <text:p text:style-name="P8">Поездки на собеседование каждые полгода превратились в своебразную традицию - раннее пробуждение, еще когда на улицах горят ночные огни, парадные костюм и тщательно вычищенные ботинки, утренние поезда, в которых было пугающе пусто и тихо.</text:p>
      <text:p text:style-name="P8">Нив уже ничего не ждал. Однако почему-то никак не мог заставить себя прекратить подавать эти бессмысленные прошения о переводе.</text:p>
      <text:p text:style-name="P8">Однажды, после очередного собеседования, когда Нива вновь вежливо уверяли в том, что он отлично подходит для позиции, на которую претендовал, ему приснился странный неприятный сон - из тех, что хочется забыть сразу после пробуждения.</text:p>
      <text:p text:style-name="P8">Ему снилось, что он снова поехал на северо-запад, на формальную беседу о том, почему его не устраивает текущая должность, однако весь этот район был во сне совершенно другим.</text:p>
      <text:p text:style-name="P8">Гармия почему-то стояла посреди пустыни - вокруг нее поднимались высокие песчаные холмы, и эстакада, стремительно спускавшаяся над улицей, уходила прямо в высокую пологую дюну, точно все остальные районы города были погребены в песке.</text:p>
      <text:p text:style-name="P8">Однако внутри здания было свежо и даже прохладно, работали на полную мощность очистители воздуха, горели, несмотря на утренние часы, <text:soft-page-break/>газовые лампы.</text:p>
      <text:p text:style-name="P8">Нив ждал своей очереди в просторном холле, совсем не похожем на холл в реальном здании, однако это совсем не удивляло его во сне. Поначалу Нив даже чувствовал радостное волнение, ему почему-то казалось, что на сей раз все будет иначе, чем десятки раз до этого, что этот день особенный, ему попадется нужный человек, который его действительно выслушает и поймет, насколько бессмысленна и монотонна его работа.</text:p>
      <text:p text:style-name="P8">В холле, кроме него, никого не было, ярко горел электрический свет, поблескивал чистый зеркальный пол. Нив ждал несколько часов - иногда он вставал и нервно прохаживался рядом с закрытыми дверями, - однако его никак не приглашали на интервью.</text:p>
      <text:p text:style-name="P8">Часов в холле нигде не было, однако Нив как-то понял, что уже приближается ночь, что он провел в этом пустынном зале ожидания весь день и, решив, что нет уже смысла чего-то ждать, направился к выходу.</text:p>
      <text:p text:style-name="P8">Однако двери здания были закрыты.</text:p>
      <text:p text:style-name="P8">Нив несколько раз дернул ручки дверей, однако те даже не покачнулись - все было бесполезно, о нем попросту забыли.</text:p>
      <text:p text:style-name="P5">Большинство зданий в городе соединялись переходами - иногда это были глубокие подземные тоннели, едва освещенные запыленными лампами, иногда - обычные пристройки, соединявшие два непохожих, построенных в разное время дома, а иногда и открытые ветру балконы. Так делали на случай тревоги или дождя - Нив никогда точно не знал да и не задумывался об этом. </text:p>
      <text:p text:style-name="P5">Он некоторое время сидел на скамейке, <text:span text:style-name="T1">решая, как ему быть</text:span>. <text:span text:style-name="T1">Потом встал, </text:span>быстро пересек холл и вышел на лестничную клетку. Спуск на подземный этаж был <text:span text:style-name="T1">от</text:span>крыт.</text:p>
      <text:p text:style-name="P5"><text:span text:style-name="T1">Нив</text:span> и сам не особенно представлял, что делает. Ана ждала его. <text:span text:style-name="T1">Оставаться в холле на всю ночь было невыносимо</text:span>. <text:span text:style-name="T1">И </text:span>Нив спустился вниз. </text:p>
      <text:p text:style-name="P5">Он оказался в узком и прямом тоннеле, было совсем темно, большинство потолочных ламп перегорело, пахло сыростью и мочой. Идти приходилось почти что на ощупь. Нив не знал, куда выведет его этот тоннель - он мог оказаться в соседнем корпусе, в другом здании или просто перед закрытой дверью. </text:p>
      <text:p text:style-name="P11"><text:span text:style-name="T1">Однако</text:span> коридор вывел его к темной лестничной клетке. <text:span text:style-name="T1">Он начал подниматься и</text:span> вышел на первом же этаже. Снова холл.</text:p>
      <text:p text:style-name="P8">Нив встал посреди широкого зала с зеркальными полами, испуганно озираясь по сторонам. Это было точно такое же здание, как и то, в котором он провел весь день - те же двери, утопающие в стенах, отражения потолочных ламп в напольном камне, даже едва заметные трещины на ярких израсцах у потолка. Точно такая же шахта лифта с темным погасшим <text:s/><text:soft-page-break/>табло. И точно такие же закрытые двери.</text:p>
      <text:p text:style-name="P8">Нив не помнил, что произошло потом - конец сна быстро забылся сразу, смешался с тем туманом, который предшествует пробуждению.</text:p>
      <text:p text:style-name="P8">С утра ему нездоровилось, и он чуть не заснул в поезде, несмотря на шум, хотя спал в этот день даже дольше обычного.</text:p>
      <text:p text:style-name="P8">На работе все было без изменений, его ждали металлические бобины с записями помех и вычислительная машина с большим профессиональным экраном, на котором могло отображаться сорок строк текста. Знакомый кабинет, синеватое мерцание экрана и привычный шум в нашуниках как-то даже успокоили Нива.</text:p>
      <text:p text:style-name="P8">Он сидел за своим рабочим столом, напротив бесцветной стены, на которой местами уже начинала отслаиваться краска, уставившись невидящим взглядом в мерцающий экран. И все же у него было такое чувство, словно ему не хватает воздуха - он даже не может глубоко вздохнуть, легкие отказываются расширяться. Нив подумал, что Ана, наверное, чувствует себя так каждый день.</text:p>
      <text:p text:style-name="P8">Он прислонил ладонь ко лбу - его действительно начинало лихорадить. Хотя Ана тоже жаловать на плохое самочувствие этим утром - когда он делал ей укол. Наверное, это из-за жары, подумал Нив.</text:p>
      <text:p text:style-name="P8">Нив снял наушники, встал из-за стола и прошелся по комнате. Было все еще утро, за окном пролетали переполненные пассажирские поезда, стрелки настенных часов показывали в разные стороны, точно запутавшись, какое сейчас время суток.</text:p>
      <text:p text:style-name="P8">Нив остановился под очистителем, чтобы, закрыв глаза, подставить лицо под потоки холодного воздуха, однако очиститель воздуха не работал.</text:p>
      <text:p text:style-name="P8">Возвращаясь вечером домой - он ушел чуть раньше обычного, сославшись на плохое самочувствие, помехи на пленке все равно могли <text:s/>подождать, - Нив заметил, как на стенах некоторых зданий вспыхивали красные огни. </text:p>
      <text:p text:style-name="P8"><text:s/>Эстакада в этом районе проходила высоко, под ними тянулись другие линии, и даже некоторые здания тонули в тени от массивных скоростных путей - так, что едва можно было разглядеть их пологие крыши с крестовинами радио-антенн.</text:p>
      <text:p text:style-name="P8">С трудом протолкавшись к окну - был самый час пик, все возвращались с работы, - он увидел, что внизу, на улице, ветер поднимал волны песчаной пыли, хотя небо было чистым и ясным.</text:p>
      <text:p text:style-name="P8">Город тонул в пустоте.</text:p>
      <text:p text:style-name="P8">Поезд, точно летевший навстречу урагану, судорожно покачивался. Другие пассажиры взволнованно переговаривались, глядя в окна. Скрипели громкоговорители на стенах.</text:p>
      <text:p text:style-name="P8">На следующий день Ниву пришло официальное письм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47H32M29S</meta:editing-duration>
    <meta:editing-cycles>431</meta:editing-cycles>
    <meta:generator>OpenOffice.org/3.1$Win32 OpenOffice.org_project/310m11$Build-9399</meta:generator>
    <dc:date>2010-03-23T02:41:28.50</dc:date>
    <dc:creator>Василий Воронков</dc:creator>
    <meta:document-statistic meta:table-count="0" meta:image-count="0" meta:object-count="0" meta:page-count="12" meta:paragraph-count="125" meta:word-count="4257" meta:character-count="28258"/>
    <meta:user-defined meta:name="Info 1"/>
    <meta:user-defined meta:name="Info 2"/>
    <meta:user-defined meta:name="Info 3"/>
    <meta:user-defined meta:name="Info 4"/>
  </office:meta>
</office:document-meta>
</file>